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Statement.setFetchSize( int row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Fetch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clearB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Update( String sql , int columnIndex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check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tatement.execute( String sql , int columnIndex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Updat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Query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tatement.getResultSetHoldabil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Generated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egatingStatement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legatingStatement.addBatch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ResultS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Cursor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EscapeProcessing( boolean en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MoreResul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FetchDirection( int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DelegatingStatement( DelegatingConnection c , 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tatement.executeUpdate( String sql , String columnNam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Fetch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MaxR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egatingStat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tatement.getMaxField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( String sql , String columnNames [ ]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Update( String sq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handleException( SQL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Statement.executeUpdate( String sql , int autoGenerated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B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QueryTimeout( int secon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Result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tatement.act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tatement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Stateme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legatingStatement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tatement.canc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Delegate( Statement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tatement.getInnermostDeleg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Statement.getResultSetConcurrenc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MoreResults( int curr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execute( String sql , int autoGenerated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getQuery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is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tatement.setMaxRows(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clearWarn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setMaxFieldSize( in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elegatingStatement.passiv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